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size="14pt" style:font-size-asian="14pt" style:font-size-complex="12pt"/>
    </style:style>
    <style:style style:name="P2" style:parent-style-name="Normal" style:family="paragraph">
      <style:paragraph-properties fo:text-align="center"/>
      <style:text-properties style:font-name="Arial" style:font-name-complex="Arial" fo:font-size="14pt" style:font-size-asian="14pt" style:font-size-complex="12pt"/>
    </style:style>
    <style:style style:name="P3" style:parent-style-name="Normal" style:family="paragraph">
      <style:paragraph-properties fo:text-align="center"/>
      <style:text-properties style:font-name="Arial" style:font-name-complex="Arial" fo:font-size="14pt" style:font-size-asian="14pt" style:font-size-complex="12pt"/>
    </style:style>
    <style:style style:name="P4" style:parent-style-name="Normal" style:family="paragraph">
      <style:paragraph-properties fo:text-align="center"/>
      <style:text-properties style:font-name="Arial" style:font-name-complex="Arial" fo:font-size="14pt" style:font-size-asian="14pt" style:font-size-complex="12pt"/>
    </style:style>
    <style:style style:name="P5" style:parent-style-name="Normal" style:family="paragraph">
      <style:paragraph-properties fo:text-align="center"/>
      <style:text-properties style:font-name="Arial" style:font-name-complex="Arial" fo:font-size="14pt" style:font-size-asian="14pt" style:font-size-complex="12pt"/>
    </style:style>
    <style:style style:name="P6" style:parent-style-name="Normal" style:family="paragraph">
      <style:paragraph-properties fo:text-align="center"/>
      <style:text-properties style:font-name="Arial" style:font-name-complex="Arial" fo:font-size="14pt" style:font-size-asian="14pt" style:font-size-complex="12pt"/>
    </style:style>
    <style:style style:name="P7" style:parent-style-name="Normal" style:family="paragraph">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text-properties style:font-name="Arial" style:font-name-complex="Arial" fo:font-size="12pt" style:font-size-asian="12pt" style:font-size-complex="12pt"/>
    </style:style>
    <style:style style:name="P10" style:parent-style-name="Normal" style:family="paragraph">
      <style:text-properties style:font-name="Arial" style:font-name-complex="Arial" fo:font-size="12pt" style:font-size-asian="12pt" style:font-size-complex="12pt"/>
    </style:style>
    <style:style style:name="P11" style:parent-style-name="Normal" style:family="paragraph">
      <style:text-properties style:font-name="Arial" style:font-name-complex="Arial" fo:font-size="12pt" style:font-size-asian="12pt" style:font-size-complex="12pt"/>
    </style:style>
    <style:style style:name="P12" style:parent-style-name="Normal" style:family="paragraph">
      <style:text-properties style:font-name="Arial" style:font-name-complex="Arial" fo:font-size="12pt" style:font-size-asian="12pt" style:font-size-complex="12pt"/>
    </style:style>
    <style:style style:name="P13" style:parent-style-name="Normal" style:family="paragraph">
      <style:text-properties style:font-name="Arial" style:font-name-complex="Arial" fo:font-size="12pt" style:font-size-asian="12pt" style:font-size-complex="12pt"/>
    </style:style>
    <style:style style:name="P14" style:parent-style-name="Normal" style:family="paragraph">
      <style:text-properties style:font-name="Arial" style:font-name-complex="Arial" fo:font-size="12pt" style:font-size-asian="12pt" style:font-size-complex="12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2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2pt"/>
    </style:style>
    <style:style style:name="P17" style:parent-style-name="Normal" style:family="paragraph">
      <style:paragraph-properties fo:text-align="center"/>
      <style:text-properties style:font-name="Arial" style:font-name-complex="Arial" fo:font-weight="bold" style:font-weight-asian="bold" fo:font-size="16pt" style:font-size-asian="16pt" style:font-size-complex="12pt"/>
    </style:style>
    <style:style style:name="P18" style:parent-style-name="Normal" style:family="paragraph">
      <style:paragraph-properties fo:text-align="center"/>
      <style:text-properties style:font-name="Arial" style:font-name-complex="Arial" fo:font-weight="bold" style:font-weight-asian="bold" fo:font-size="16pt" style:font-size-asian="16pt" style:font-size-complex="12pt"/>
    </style:style>
    <style:style style:name="P19" style:parent-style-name="Normal" style:family="paragraph">
      <style:paragraph-properties fo:text-align="center"/>
      <style:text-properties style:font-name="Arial" style:font-name-complex="Arial" fo:font-size="12pt" style:font-size-asian="12pt" style:font-size-complex="12pt"/>
    </style:style>
    <style:style style:name="P20" style:parent-style-name="Normal" style:family="paragraph">
      <style:paragraph-properties fo:text-align="center"/>
      <style:text-properties style:font-name="Arial" style:font-name-complex="Arial" fo:font-size="12pt" style:font-size-asian="12pt" style:font-size-complex="12pt"/>
    </style:style>
    <style:style style:name="P21" style:parent-style-name="Normal" style:family="paragraph">
      <style:paragraph-properties fo:text-align="end"/>
      <style:text-properties style:font-name="Arial" style:font-name-complex="Arial" fo:font-size="14pt" style:font-size-asian="14pt" style:font-size-complex="12pt"/>
    </style:style>
    <style:style style:name="P22" style:parent-style-name="Normal" style:family="paragraph">
      <style:paragraph-properties fo:text-align="end"/>
      <style:text-properties style:font-name="Arial" style:font-name-complex="Arial" fo:font-size="14pt" style:font-size-asian="14pt" style:font-size-complex="12pt"/>
    </style:style>
    <style:style style:name="P23" style:parent-style-name="Normal" style:family="paragraph">
      <style:paragraph-properties fo:text-align="end"/>
      <style:text-properties style:font-name="Arial" style:font-name-complex="Arial" fo:font-size="14pt" style:font-size-asian="14pt" style:font-size-complex="12pt"/>
    </style:style>
    <style:style style:name="P24" style:parent-style-name="Normal" style:family="paragraph">
      <style:text-properties style:font-name="Arial" style:font-name-complex="Arial" fo:font-size="14pt" style:font-size-asian="14pt" style:font-size-complex="12pt"/>
    </style:style>
    <style:style style:name="P25" style:parent-style-name="Normal" style:family="paragraph">
      <style:text-properties style:font-name="Arial" style:font-name-complex="Arial" fo:font-size="14pt" style:font-size-asian="14pt" style:font-size-complex="12pt"/>
    </style:style>
    <style:style style:name="P26" style:parent-style-name="Normal" style:family="paragraph">
      <style:text-properties style:font-name="Arial" style:font-name-complex="Arial" fo:font-size="14pt" style:font-size-asian="14pt" style:font-size-complex="12pt"/>
    </style:style>
    <style:style style:name="P27" style:parent-style-name="Normal" style:family="paragraph">
      <style:text-properties style:font-name="Arial" style:font-name-complex="Arial" fo:font-size="14pt" style:font-size-asian="14pt" style:font-size-complex="12pt"/>
    </style:style>
    <style:style style:name="P28" style:parent-style-name="Normal" style:family="paragraph">
      <style:paragraph-properties fo:text-align="center"/>
      <style:text-properties style:font-name="Arial" style:font-name-complex="Arial" fo:font-size="14pt" style:font-size-asian="14pt" style:font-size-complex="12pt"/>
    </style:style>
    <style:style style:name="T29" style:parent-style-name="Fonteparág.padrão" style:family="text">
      <style:text-properties style:font-name="Arial" style:font-name-complex="Arial" fo:color="#000000"/>
    </style:style>
    <style:style style:name="T30" style:parent-style-name="apple-converted-space" style:family="text">
      <style:text-properties style:font-name="Arial" style:font-name-complex="Arial" fo:color="#000000"/>
    </style:style>
    <style:style style:name="T31" style:parent-style-name="Ênfase" style:family="text">
      <style:text-properties style:font-name="Arial" style:font-name-complex="Arial" fo:color="#000000"/>
    </style:style>
    <style:style style:name="T32" style:parent-style-name="Fonteparág.padrão" style:family="text">
      <style:text-properties style:font-name="Arial" style:font-name-complex="Arial" fo:color="#000000"/>
    </style:style>
    <style:style style:name="P33" style:parent-style-name="Pré-formataçãoHTML" style:family="paragraph">
      <style:text-properties style:font-name="Arial" style:font-name-complex="Arial" fo:color="#000000" fo:font-size="12pt" style:font-size-asian="12pt" style:font-size-complex="12pt"/>
    </style:style>
    <style:style style:name="P34" style:parent-style-name="Pré-formataçãoHTML" style:family="paragraph">
      <style:text-properties style:font-name="Arial" style:font-name-complex="Arial" fo:color="#000000" fo:font-size="12pt" style:font-size-asian="12pt" style:font-size-complex="12pt"/>
    </style:style>
    <style:style style:name="P35" style:parent-style-name="Pré-formataçãoHTML" style:family="paragraph">
      <style:text-properties style:font-name="Arial" style:font-name-complex="Arial" fo:color="#000000" fo:font-size="12pt" style:font-size-asian="12pt" style:font-size-complex="12pt"/>
    </style:style>
    <style:style style:name="P36" style:parent-style-name="Pré-formataçãoHTML" style:family="paragraph">
      <style:text-properties style:font-name="Arial" style:font-name-complex="Arial" fo:color="#000000" fo:font-size="12pt" style:font-size-asian="12pt" style:font-size-complex="12pt"/>
    </style:style>
    <style:style style:name="P37" style:parent-style-name="Pré-formataçãoHTML" style:family="paragraph">
      <style:text-properties style:font-name="Arial" style:font-name-complex="Arial" fo:color="#000000" fo:font-size="12pt" style:font-size-asian="12pt" style:font-size-complex="12pt"/>
    </style:style>
    <style:style style:name="P38" style:parent-style-name="Pré-formataçãoHTML" style:family="paragraph">
      <style:text-properties style:font-name="Arial" style:font-name-complex="Arial" fo:color="#000000" fo:font-size="12pt" style:font-size-asian="12pt" style:font-size-complex="12pt"/>
    </style:style>
    <style:style style:name="P39" style:parent-style-name="Pré-formataçãoHTML" style:family="paragraph">
      <style:text-properties style:font-name="Arial" style:font-name-complex="Arial" fo:color="#000000" fo:font-size="12pt" style:font-size-asian="12pt" style:font-size-complex="12pt"/>
    </style:style>
    <style:style style:name="P40" style:parent-style-name="Pré-formataçãoHTML" style:family="paragraph">
      <style:text-properties style:font-name="Arial" style:font-name-complex="Arial" fo:color="#000000" fo:font-size="12pt" style:font-size-asian="12pt" style:font-size-complex="12pt"/>
    </style:style>
    <style:style style:name="P41" style:parent-style-name="Pré-formataçãoHTML" style:family="paragraph">
      <style:text-properties style:font-name="Arial" style:font-name-complex="Arial" fo:color="#000000" fo:font-size="12pt" style:font-size-asian="12pt" style:font-size-complex="12pt"/>
    </style:style>
    <style:style style:name="P42" style:parent-style-name="Pré-formataçãoHTML" style:family="paragraph">
      <style:text-properties style:font-name="Arial" style:font-name-complex="Arial" fo:color="#000000" fo:font-size="12pt" style:font-size-asian="12pt" style:font-size-complex="12pt"/>
    </style:style>
    <style:style style:name="P43" style:parent-style-name="Pré-formataçãoHTML" style:family="paragraph">
      <style:text-properties style:font-name="Arial" style:font-name-complex="Arial" fo:color="#000000" fo:font-size="12pt" style:font-size-asian="12pt" style:font-size-complex="12pt"/>
    </style:style>
    <style:style style:name="P44" style:parent-style-name="Pré-formataçãoHTML" style:family="paragraph">
      <style:text-properties style:font-name="Arial" style:font-name-complex="Arial" fo:color="#000000" fo:font-size="12pt" style:font-size-asian="12pt" style:font-size-complex="12pt"/>
    </style:style>
    <style:style style:name="P45" style:parent-style-name="Pré-formataçãoHTML" style:family="paragraph">
      <style:text-properties style:font-name="Arial" style:font-name-complex="Arial" fo:color="#000000" fo:font-size="12pt" style:font-size-asian="12pt" style:font-size-complex="12pt"/>
    </style:style>
    <style:style style:name="P46" style:parent-style-name="Pré-formataçãoHTML" style:family="paragraph">
      <style:text-properties style:font-name="Arial" style:font-name-complex="Arial" fo:color="#000000" fo:font-size="12pt" style:font-size-asian="12pt" style:font-size-complex="12pt"/>
    </style:style>
    <style:style style:name="P47" style:parent-style-name="Pré-formataçãoHTML" style:family="paragraph">
      <style:text-properties style:font-name="Arial" style:font-name-complex="Arial" fo:color="#000000"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paragraph-properties style:vertical-align="auto" fo:margin-top="0.0694in" fo:margin-bottom="0.0694in" fo:line-height="100%"/>
      <style:text-properties style:font-name="Arial" style:font-name-asian="Times New Roman" style:font-name-complex="Arial" fo:color="#000000" fo:font-size="12pt" style:font-size-asian="12pt" style:font-size-complex="12pt" style:language-asian="pt" style:country-asian="BR" fo:hyphenate="true"/>
    </style:style>
    <style:style style:name="P5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5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6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7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7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7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7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8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8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8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P8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size="12pt" style:font-size-asian="12pt" style:font-size-complex="12pt" style:language-asian="pt" style:country-asian="BR" fo:hyphenate="true"/>
    </style:style>
    <style:style style:name="P85" style:parent-style-name="Normal" style:family="paragraph">
      <style:paragraph-properties style:vertical-align="auto" fo:margin-top="0.0694in" fo:margin-bottom="0.0694in" fo:line-height="100%"/>
      <style:text-properties style:font-name="Arial" style:font-name-asian="Times New Roman" style:font-name-complex="Arial" fo:font-size="12pt" style:font-size-asian="12pt" style:font-size-complex="12pt" style:language-asian="pt" style:country-asian="BR" fo:hyphenate="true"/>
    </style:style>
    <style:style style:name="P86" style:parent-style-name="Normal" style:family="paragraph">
      <style:paragraph-properties style:vertical-align="auto" fo:margin-bottom="0in" fo:line-height="100%"/>
      <style:text-properties fo:hyphenate="true"/>
    </style:style>
    <style:style style:name="T87" style:parent-style-name="Fonteparág.padrão" style:family="text">
      <style:text-properties style:font-name="Arial" style:font-name-asian="Times New Roman" style:font-name-complex="Arial" fo:color="#000000" fo:font-size="12pt" style:font-size-asian="12pt" style:font-size-complex="12pt" fo:background-color="#FFFFFF" style:language-asian="pt" style:country-asian="BR"/>
    </style:style>
    <style:style style:name="T88" style:parent-style-name="Fonteparág.padrão" style:family="text">
      <style:text-properties style:font-name="Arial" style:font-name-asian="Times New Roman" style:font-name-complex="Arial" fo:color="#000000" fo:font-size="12pt" style:font-size-asian="12pt" style:font-size-complex="12pt" fo:background-color="#FFFFFF" style:language-asian="pt" style:country-asian="BR"/>
    </style:style>
    <style:style style:name="T89" style:parent-style-name="Fonteparág.padrão" style:family="text">
      <style:text-properties style:font-name="Arial" style:font-name-asian="Times New Roman" style:font-name-complex="Arial" fo:color="#000000" fo:font-size="12pt" style:font-size-asian="12pt" style:font-size-complex="12pt" fo:background-color="#FFFFFF" style:language-asian="pt" style:country-asian="BR"/>
    </style:style>
    <style:style style:name="P9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7" style:parent-style-name="Normal" style:family="paragraph">
      <style:paragraph-properties style:vertical-align="auto" fo:margin-bottom="0.0694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98" style:parent-style-name="Normal" style:family="paragraph">
      <style:paragraph-properties style:vertical-align="auto" fo:margin-top="0.0694in" fo:margin-bottom="0.0694in" fo:line-height="100%"/>
      <style:text-properties style:font-name="Arial" style:font-name-asian="Times New Roman" style:font-name-complex="Arial" fo:font-size="12pt" style:font-size-asian="12pt" style:font-size-complex="12pt" style:language-asian="pt" style:country-asian="BR" fo:hyphenate="true"/>
    </style:style>
    <style:style style:name="P99" style:parent-style-name="Normal" style:family="paragraph">
      <style:paragraph-properties style:vertical-align="auto" fo:margin-top="0.0694in" fo:margin-bottom="0.0694in" fo:line-height="100%"/>
      <style:text-properties style:font-name="Arial" style:font-name-asian="Times New Roman" style:font-name-complex="Arial" fo:font-size="12pt" style:font-size-asian="12pt" style:font-size-complex="12pt" style:language-asian="pt" style:country-asian="BR" fo:hyphenate="true"/>
    </style:style>
    <style:style style:name="P100" style:parent-style-name="Normal" style:family="paragraph">
      <style:paragraph-properties style:vertical-align="auto" fo:margin-bottom="0in" fo:line-height="100%"/>
      <style:text-properties fo:hyphenate="true"/>
    </style:style>
    <style:style style:name="T101" style:parent-style-name="Fonteparág.padrão" style:family="text">
      <style:text-properties style:font-name="Arial" style:font-name-asian="Times New Roman" style:font-name-complex="Arial" fo:color="#000000" fo:font-size="12pt" style:font-size-asian="12pt" style:font-size-complex="12pt" fo:background-color="#FFFFFF" style:language-asian="pt" style:country-asian="BR"/>
    </style:style>
    <style:style style:name="P10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0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2" style:parent-style-name="Normal" style:family="paragraph">
      <style:paragraph-properties style:vertical-align="auto" fo:margin-top="0.0694in" fo:margin-bottom="0.0694in" fo:line-height="100%"/>
      <style:text-properties style:font-name="Arial" style:font-name-asian="Times New Roman" style:font-name-complex="Arial" fo:color="#000000" fo:font-size="12pt" style:font-size-asian="12pt" style:font-size-complex="12pt" style:language-asian="pt" style:country-asian="BR" fo:hyphenate="true"/>
    </style:style>
    <style:style style:name="P113" style:parent-style-name="Normal" style:family="paragraph">
      <style:paragraph-properties style:vertical-align="auto" fo:margin-bottom="0in" fo:line-height="100%"/>
      <style:text-properties fo:hyphenate="true"/>
    </style:style>
    <style:style style:name="T114" style:parent-style-name="Fonteparág.padrão" style:family="text">
      <style:text-properties style:font-name="Arial" style:font-name-asian="Times New Roman" style:font-name-complex="Arial" fo:color="#000000" fo:font-size="12pt" style:font-size-asian="12pt" style:font-size-complex="12pt" fo:background-color="#FFFFFF" style:language-asian="pt" style:country-asian="BR"/>
    </style:style>
    <style:style style:name="P11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1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2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0" style:parent-style-name="Normal" style:family="paragraph">
      <style:paragraph-properties style:vertical-align="auto" fo:margin-bottom="0in" fo:line-height="100%"/>
      <style:text-properties fo:hyphenate="true"/>
    </style:style>
    <style:style style:name="T131" style:parent-style-name="Fonteparág.padrão" style:family="text">
      <style:text-properties style:font-name="Arial" style:font-name-asian="Times New Roman" style:font-name-complex="Arial" fo:color="#000000" fo:font-size="12pt" style:font-size-asian="12pt" style:font-size-complex="12pt" fo:background-color="#FFFFFF" style:language-asian="pt" style:country-asian="BR"/>
    </style:style>
    <style:style style:name="P13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3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46" style:parent-style-name="Normal" style:family="paragraph">
      <style:paragraph-properties style:vertical-align="auto" fo:margin-top="0.05in" fo:margin-bottom="0in" fo:line-height="100%" fo:background-color="#FFFFFF"/>
      <style:text-properties fo:hyphenate="true"/>
    </style:style>
    <style:style style:name="T147"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48" style:parent-style-name="Fonteparág.padrão" style:family="text">
      <style:text-properties style:font-name="Arial" style:font-name-asian="Times New Roman" style:font-name-complex="Arial" fo:color="#555555" fo:font-size="12pt" style:font-size-asian="12pt" style:font-size-complex="12pt" style:language-asian="pt" style:country-asian="BR"/>
    </style:style>
    <style:style style:name="T149" style:parent-style-name="Fonteparág.padrão" style:family="text">
      <style:text-properties style:font-name="Arial" style:font-name-asian="Times New Roman" style:font-name-complex="Arial" fo:color="#0B0080" fo:font-size="12pt" style:font-size-asian="12pt" style:font-size-complex="12pt" style:language-asian="pt" style:country-asian="BR"/>
    </style:style>
    <style:style style:name="T150" style:parent-style-name="Fonteparág.padrão" style:family="text">
      <style:text-properties style:font-name="Arial" style:font-name-asian="Times New Roman" style:font-name-complex="Arial" fo:color="#555555" fo:font-size="12pt" style:font-size-asian="12pt" style:font-size-complex="12pt" style:language-asian="pt" style:country-asian="BR"/>
    </style:style>
    <style:style style:name="P151" style:parent-style-name="Normal" style:family="paragraph">
      <style:paragraph-properties style:vertical-align="auto" fo:margin-top="0.0833in" fo:margin-bottom="0.0833in" style:line-height-at-least="0.2333in" fo:background-color="#FFFFFF"/>
      <style:text-properties fo:hyphenate="true"/>
    </style:style>
    <style:style style:name="T152"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53" style:parent-style-name="Fonteparág.padrão" style:family="text">
      <style:text-properties style:font-name="Arial" style:font-name-asian="Times New Roman" style:font-name-complex="Arial" fo:color="#0B0080" style:text-position="super 66.6%" fo:font-size="12pt" style:font-size-asian="12pt" style:font-size-complex="12pt" style:language-asian="pt" style:country-asian="BR"/>
    </style:style>
    <style:style style:name="T154"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55"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56"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57" style:parent-style-name="Fonteparág.padrão" style:family="text">
      <style:text-properties style:font-name="Arial" style:font-name-asian="Times New Roman" style:font-name-complex="Arial" fo:font-style="italic" style:font-style-asian="italic" style:font-style-complex="italic" fo:color="#252525" fo:font-size="12pt" style:font-size-asian="12pt" style:font-size-complex="12pt" style:language-asian="pt" style:country-asian="BR"/>
    </style:style>
    <style:style style:name="T158"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59"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60"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61" style:parent-style-name="Fonteparág.padrão" style:family="text">
      <style:text-properties style:font-name="Arial" style:font-name-asian="Times New Roman" style:font-name-complex="Arial" fo:font-style="italic" style:font-style-asian="italic" style:font-style-complex="italic" fo:color="#0B0080" fo:font-size="12pt" style:font-size-asian="12pt" style:font-size-complex="12pt" style:language-asian="pt" style:country-asian="BR"/>
    </style:style>
    <style:style style:name="T162"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T163" style:parent-style-name="Fonteparág.padrão" style:family="text">
      <style:text-properties style:font-name="Arial" style:font-name-asian="Times New Roman" style:font-name-complex="Arial" fo:color="#0B0080" style:text-position="super 66.6%" fo:font-size="12pt" style:font-size-asian="12pt" style:font-size-complex="12pt" style:language-asian="pt" style:country-asian="BR"/>
    </style:style>
    <style:style style:name="T164" style:parent-style-name="Fonteparág.padrão" style:family="text">
      <style:text-properties style:font-name="Arial" style:font-name-asian="Times New Roman" style:font-name-complex="Arial" fo:color="#252525" fo:font-size="12pt" style:font-size-asian="12pt" style:font-size-complex="12pt" style:language-asian="pt" style:country-asian="BR"/>
    </style:style>
    <style:style style:name="P165"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67"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68"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P169"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71"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72"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73"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P174"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75"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76"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77"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fo:hyphenate="true"/>
    </style:style>
    <style:style style:name="P178"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80"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81"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P182"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83"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4"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85" style:parent-style-name="Fonteparág.padrão"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pt" style:country-asian="BR"/>
    </style:style>
    <style:style style:name="P186"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7"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88"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89"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90"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91"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92"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P193"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4"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95"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196"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197"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P198"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199"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200"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style:language-asian="pt" style:country-asian="BR" fo:hyphenate="true"/>
    </style:style>
    <style:style style:name="P201"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2"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T203" style:parent-style-name="Fonteparág.padrã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pt" style:country-asian="BR"/>
    </style:style>
    <style:style style:name="T204" style:parent-style-name="Fonteparág.padrão" style:family="text">
      <style:text-properties style:font-name="Arial" style:font-name-asian="Times New Roman" style:font-name-complex="Arial" fo:color="#000000" fo:font-size="12pt" style:font-size-asian="12pt" style:font-size-complex="12pt" style:language-asian="pt" style:country-asian="BR"/>
    </style:style>
    <style:style style:name="P205" style:parent-style-name="Normal" style:family="paragraph">
      <style:paragraph-properties style:vertical-align="auto" fo:margin-top="0.0694in" fo:margin-bottom="0.0694in" fo:line-height="100%"/>
      <style:text-properties style:font-name="Arial" style:font-name-asian="Times New Roman" style:font-name-complex="Arial" fo:color="#000000" fo:font-size="12pt" style:font-size-asian="12pt" style:font-size-complex="12pt" style:language-asian="pt" style:country-asian="BR" fo:hyphenate="true"/>
    </style:style>
    <style:style style:name="P206" style:parent-style-name="Título3" style:family="paragraph">
      <style:paragraph-properties fo:margin-top="0.05in" fo:margin-bottom="0in" fo:background-color="#FFFFFF"/>
    </style:style>
    <style:style style:name="T207" style:parent-style-name="mw-headline" style:family="text">
      <style:text-properties style:font-name="Arial" style:font-name-complex="Arial" fo:color="#000000" fo:font-size="12pt" style:font-size-asian="12pt" style:font-size-complex="12pt"/>
    </style:style>
    <style:style style:name="T208" style:parent-style-name="mw-editsection-bracket" style:family="text">
      <style:text-properties style:font-name="Arial" style:font-name-complex="Arial" fo:font-weight="normal" style:font-weight-asian="normal" style:font-weight-complex="normal" fo:color="#555555" fo:font-size="12pt" style:font-size-asian="12pt" style:font-size-complex="12pt"/>
    </style:style>
    <style:style style:name="T209" style:parent-style-name="Hyperlink" style:family="text">
      <style:text-properties style:font-name="Arial" style:font-name-complex="Arial" fo:font-weight="normal" style:font-weight-asian="normal" style:font-weight-complex="normal" fo:color="#0B0080" fo:font-size="12pt" style:font-size-asian="12pt" style:font-size-complex="12pt"/>
    </style:style>
    <style:style style:name="T210" style:parent-style-name="mw-editsection-bracket" style:family="text">
      <style:text-properties style:font-name="Arial" style:font-name-complex="Arial" fo:font-weight="normal" style:font-weight-asian="normal" style:font-weight-complex="normal" fo:color="#555555" fo:font-size="12pt" style:font-size-asian="12pt" style:font-size-complex="12pt"/>
    </style:style>
    <style:style style:name="P211" style:parent-style-name="NormalWeb" style:family="paragraph">
      <style:paragraph-properties fo:margin-top="0.0833in" fo:margin-bottom="0.0833in" style:line-height-at-least="0.2333in" fo:background-color="#FFFFFF"/>
    </style:style>
    <style:style style:name="T212" style:parent-style-name="Fonteparág.padrão" style:family="text">
      <style:text-properties style:font-name="Arial" style:font-name-complex="Arial" fo:color="#252525"/>
    </style:style>
    <style:style style:name="P213" style:parent-style-name="Pré-formataçãoHTML" style:family="paragraph">
      <style:paragraph-properties fo:border="0.0104in solid #DDDDDD" fo:padding="0.1666in" style:shadow="none" style:line-height-at-least="0.2166in" fo:background-color="#F9F9F9"/>
    </style:style>
    <style:style style:name="T214"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15" style:parent-style-name="Fonteparág.padrão" style:family="text">
      <style:text-properties style:font-name="Arial" style:font-name-complex="Arial" fo:color="#000000" fo:font-size="12pt" style:font-size-asian="12pt" style:font-size-complex="12pt"/>
    </style:style>
    <style:style style:name="T216"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17" style:parent-style-name="Pré-formataçãoHTML" style:family="paragraph">
      <style:paragraph-properties fo:border="0.0104in solid #DDDDDD" fo:padding="0.1666in" style:shadow="none" style:line-height-at-least="0.2166in" fo:background-color="#F9F9F9"/>
    </style:style>
    <style:style style:name="T218" style:parent-style-name="Fonteparág.padrão" style:family="text">
      <style:text-properties style:font-name="Arial" style:font-name-complex="Arial" fo:color="#000000" fo:font-size="12pt" style:font-size-asian="12pt" style:font-size-complex="12pt"/>
    </style:style>
    <style:style style:name="T21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20" style:parent-style-name="Fonteparág.padrão" style:family="text">
      <style:text-properties style:font-name="Arial" style:font-name-complex="Arial" fo:color="#000000" fo:font-size="12pt" style:font-size-asian="12pt" style:font-size-complex="12pt"/>
    </style:style>
    <style:style style:name="T221"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22"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23"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24"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25" style:parent-style-name="Pré-formataçãoHTML" style:family="paragraph">
      <style:paragraph-properties fo:border="0.0104in solid #DDDDDD" fo:padding="0.1666in" style:shadow="none" style:line-height-at-least="0.2166in" fo:background-color="#F9F9F9"/>
      <style:text-properties style:font-name="Arial" style:font-name-complex="Arial" fo:font-weight="bold" style:font-weight-asian="bold" style:font-weight-complex="bold" fo:color="#000000" fo:font-size="12pt" style:font-size-asian="12pt" style:font-size-complex="12pt"/>
    </style:style>
    <style:style style:name="P226" style:parent-style-name="Pré-formataçãoHTML" style:family="paragraph">
      <style:paragraph-properties fo:border="0.0104in solid #DDDDDD" fo:padding="0.1666in" style:shadow="none" style:line-height-at-least="0.2166in" fo:background-color="#F9F9F9"/>
    </style:style>
    <style:style style:name="T227"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28" style:parent-style-name="Fonteparág.padrão" style:family="text">
      <style:text-properties style:font-name="Arial" style:font-name-complex="Arial" fo:color="#000000" fo:font-size="12pt" style:font-size-asian="12pt" style:font-size-complex="12pt"/>
    </style:style>
    <style:style style:name="T22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30"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31"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32"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33" style:parent-style-name="Pré-formataçãoHTML" style:family="paragraph">
      <style:paragraph-properties fo:border="0.0104in solid #DDDDDD" fo:padding="0.1666in" style:shadow="none" style:line-height-at-least="0.2166in" fo:background-color="#F9F9F9"/>
    </style:style>
    <style:style style:name="T234" style:parent-style-name="Fonteparág.padrão" style:family="text">
      <style:text-properties style:font-name="Arial" style:font-name-complex="Arial" fo:color="#000000" fo:font-size="12pt" style:font-size-asian="12pt" style:font-size-complex="12pt"/>
    </style:style>
    <style:style style:name="T235"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36" style:parent-style-name="Pré-formataçãoHTML" style:family="paragraph">
      <style:paragraph-properties fo:border="0.0104in solid #DDDDDD" fo:padding="0.1666in" style:shadow="none" style:line-height-at-least="0.2166in" fo:background-color="#F9F9F9"/>
    </style:style>
    <style:style style:name="T237" style:parent-style-name="Fonteparág.padrão" style:family="text">
      <style:text-properties style:font-name="Arial" style:font-name-complex="Arial" fo:color="#000000" fo:font-size="12pt" style:font-size-asian="12pt" style:font-size-complex="12pt"/>
    </style:style>
    <style:style style:name="T238"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39"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40" style:parent-style-name="Pré-formataçãoHTML" style:family="paragraph">
      <style:paragraph-properties fo:border="0.0104in solid #DDDDDD" fo:padding="0.1666in" style:shadow="none" style:line-height-at-least="0.2166in" fo:background-color="#F9F9F9"/>
    </style:style>
    <style:style style:name="T241" style:parent-style-name="Fonteparág.padrão" style:family="text">
      <style:text-properties style:font-name="Arial" style:font-name-complex="Arial" fo:color="#000000" fo:font-size="12pt" style:font-size-asian="12pt" style:font-size-complex="12pt"/>
    </style:style>
    <style:style style:name="T242"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43" style:parent-style-name="Fonteparág.padrão" style:family="text">
      <style:text-properties style:font-name="Arial" style:font-name-complex="Arial" fo:color="#000000" fo:font-size="12pt" style:font-size-asian="12pt" style:font-size-complex="12pt"/>
    </style:style>
    <style:style style:name="P244" style:parent-style-name="Pré-formataçãoHTML" style:family="paragraph">
      <style:paragraph-properties fo:border="0.0104in solid #DDDDDD" fo:padding="0.1666in" style:shadow="none" style:line-height-at-least="0.2166in" fo:background-color="#F9F9F9"/>
    </style:style>
    <style:style style:name="T245" style:parent-style-name="Fonteparág.padrão" style:family="text">
      <style:text-properties style:font-name="Arial" style:font-name-complex="Arial" fo:color="#000000" fo:font-size="12pt" style:font-size-asian="12pt" style:font-size-complex="12pt"/>
    </style:style>
    <style:style style:name="T246"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47"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48" style:parent-style-name="Pré-formataçãoHTML" style:family="paragraph">
      <style:paragraph-properties fo:border="0.0104in solid #DDDDDD" fo:padding="0.1666in" style:shadow="none" style:line-height-at-least="0.2166in" fo:background-color="#F9F9F9"/>
    </style:style>
    <style:style style:name="T249" style:parent-style-name="Fonteparág.padrão" style:family="text">
      <style:text-properties style:font-name="Arial" style:font-name-complex="Arial" fo:color="#000000" fo:font-size="12pt" style:font-size-asian="12pt" style:font-size-complex="12pt"/>
    </style:style>
    <style:style style:name="T250"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51" style:parent-style-name="Fonteparág.padrão" style:family="text">
      <style:text-properties style:font-name="Arial" style:font-name-complex="Arial" fo:color="#000000" fo:font-size="12pt" style:font-size-asian="12pt" style:font-size-complex="12pt"/>
    </style:style>
    <style:style style:name="P252" style:parent-style-name="Pré-formataçãoHTML" style:family="paragraph">
      <style:paragraph-properties fo:border="0.0104in solid #DDDDDD" fo:padding="0.1666in" style:shadow="none" style:line-height-at-least="0.2166in" fo:background-color="#F9F9F9"/>
    </style:style>
    <style:style style:name="T253" style:parent-style-name="Fonteparág.padrão" style:family="text">
      <style:text-properties style:font-name="Arial" style:font-name-complex="Arial" fo:color="#000000" fo:font-size="12pt" style:font-size-asian="12pt" style:font-size-complex="12pt"/>
    </style:style>
    <style:style style:name="T254"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55" style:parent-style-name="Fonteparág.padrão" style:family="text">
      <style:text-properties style:font-name="Arial" style:font-name-complex="Arial" fo:color="#000000" fo:font-size="12pt" style:font-size-asian="12pt" style:font-size-complex="12pt"/>
    </style:style>
    <style:style style:name="T256"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57" style:parent-style-name="Pré-formataçãoHTML" style:family="paragraph">
      <style:paragraph-properties fo:border="0.0104in solid #DDDDDD" fo:padding="0.1666in" style:shadow="none" style:line-height-at-least="0.2166in" fo:background-color="#F9F9F9"/>
    </style:style>
    <style:style style:name="T258" style:parent-style-name="Fonteparág.padrão" style:family="text">
      <style:text-properties style:font-name="Arial" style:font-name-complex="Arial" fo:color="#000000" fo:font-size="12pt" style:font-size-asian="12pt" style:font-size-complex="12pt"/>
    </style:style>
    <style:style style:name="T25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60" style:parent-style-name="Fonteparág.padrão" style:family="text">
      <style:text-properties style:font-name="Arial" style:font-name-complex="Arial" fo:color="#000000" fo:font-size="12pt" style:font-size-asian="12pt" style:font-size-complex="12pt"/>
    </style:style>
    <style:style style:name="P261" style:parent-style-name="Pré-formataçãoHTML" style:family="paragraph">
      <style:paragraph-properties fo:border="0.0104in solid #DDDDDD" fo:padding="0.1666in" style:shadow="none" style:line-height-at-least="0.2166in" fo:background-color="#F9F9F9"/>
      <style:text-properties style:font-name="Arial" style:font-name-complex="Arial" fo:color="#000000" fo:font-size="12pt" style:font-size-asian="12pt" style:font-size-complex="12pt"/>
    </style:style>
    <style:style style:name="P262" style:parent-style-name="Normal" style:family="paragraph">
      <style:paragraph-properties style:vertical-align="auto" fo:margin-top="0.0694in" fo:margin-bottom="0.0694in" fo:line-height="100%"/>
      <style:text-properties style:font-name="Arial" style:font-name-asian="Times New Roman" style:font-name-complex="Arial" fo:color="#000000" fo:font-size="12pt" style:font-size-asian="12pt" style:font-size-complex="12pt" style:language-asian="pt" style:country-asian="BR" fo:hyphenate="true"/>
    </style:style>
  </office:automatic-styles>
  <office:body>
    <office:text text:use-soft-page-breaks="true">
      <text:p text:style-name="P1">Universidade Federal do Piauí</text:p>
      <text:p text:style-name="P2">Centro de Ciências da Natureza</text:p>
      <text:p text:style-name="P3">Departamento de<text:s/>Ciência da<text:s/>Computação</text:p>
      <text:p text:style-name="P4">Pós-graduação em Ciência da Computação</text:p>
      <text:p text:style-name="P5">Disciplina: Projeto e Análise de Algoritmos</text:p>
      <text:p text:style-name="P6">Docente: Rodrigo Melo de Souza Veras</text:p>
      <text:p text:style-name="P7"/>
      <text:p text:style-name="P8"/>
      <text:p text:style-name="P9"/>
      <text:p text:style-name="P10"/>
      <text:p text:style-name="P11"/>
      <text:p text:style-name="P12"/>
      <text:p text:style-name="P13"/>
      <text:p text:style-name="P14"/>
      <text:p text:style-name="P15">Relatório: Análise da Partição do Algoritmo de Busca QuickSort</text:p>
      <text:p text:style-name="P16"/>
      <text:p text:style-name="P17"/>
      <text:p text:style-name="P18"/>
      <text:p text:style-name="P19"/>
      <text:p text:style-name="P20"/>
      <text:p text:style-name="P21">Discentes:</text:p>
      <text:p text:style-name="P22">Eugênio Souza Carvalho</text:p>
      <text:p text:style-name="P23">Hugo Santos Piauilino</text:p>
      <text:p text:style-name="P24"/>
      <text:p text:style-name="P25"/>
      <text:p text:style-name="P26"/>
      <text:p text:style-name="P27"/>
      <text:p text:style-name="P28">Junho de 2016 – Teresina, Piauí</text:p>
      <text:soft-page-break/>
      <text:p text:style-name="NormalWeb"><text:span text:style-name="T29">É fácil inventar um algoritmo que faça o serviço. Mas não é tão fácil inventar um que seja</text:span><text:span text:style-name="T30"> </text:span><text:span text:style-name="T31">rápido</text:span><text:span text:style-name="T32">.  Eis uma solução:</text:span></text:p>
      <text:p text:style-name="P33">#define troca(A, B) { int t = A; A = B; B = t; }<text:s/></text:p>
      <text:p text:style-name="P34">typedef enum {FALSE, TRUE} bool;</text:p>
      <text:p text:style-name="P35"/>
      <text:p text:style-name="P36">int particione (int a[], int p, int r) {</text:p>
      <text:p text:style-name="P37"><text:s text:c="4"/>int i = p-1, j = r, v = a[r], t;</text:p>
      <text:p text:style-name="P38"/>
      <text:p text:style-name="P39"><text:s text:c="4"/>while (TRUE) {<text:s/></text:p>
      <text:p text:style-name="P40"><text:s text:c="8"/>do ++i; while (a[i] &lt; v);</text:p>
      <text:p text:style-name="P41"><text:s text:c="8"/>do --j; while (/*X*/ p &lt;= j &amp;&amp; v &lt; a[j]);</text:p>
      <text:p text:style-name="P42"><text:s text:c="8"/>if (i &gt;= j) break;</text:p>
      <text:p text:style-name="P43"><text:s text:c="8"/>troca(a[i], a[j]);</text:p>
      <text:p text:style-name="P44"><text:s text:c="4"/>}</text:p>
      <text:p text:style-name="P45"><text:s text:c="4"/>troca(a[i], a[r]);</text:p>
      <text:p text:style-name="P46"><text:s text:c="4"/>return i;</text:p>
      <text:p text:style-name="P47">}</text:p>
      <text:p text:style-name="P48"/>
      <text:p text:style-name="P49">O programa 7.2 de Sedgewick é ligeiramente mais genérico:</text:p>
      <text:p text:style-name="P50">typedef int itemType;</text:p>
      <text:p text:style-name="P51">#define key(A) (A)</text:p>
      <text:p text:style-name="P52">#define less(A, B) (key(A) &lt; key(B))</text:p>
      <text:p text:style-name="P53">#define exch(A, B) { itemType t = A; A = B; B = t; }<text:s/></text:p>
      <text:p text:style-name="P54"/>
      <text:p text:style-name="P55">// Recebe vetor a[p..r] com p &lt; r. Rearranja os elementos<text:s/></text:p>
      <text:p text:style-name="P56">// do vetor e devolve i em p..r tal que<text:s/></text:p>
      <text:p text:style-name="P57">// a[p..i-1] &lt;= a[i] &lt;= a[i+1..r].</text:p>
      <text:p text:style-name="P58"/>
      <text:p text:style-name="P59">int partition(itemType a[], int p, int r)<text:s/></text:p>
      <text:p text:style-name="P60">{</text:p>
      <text:p text:style-name="P61"><text:s text:c="4"/>int i = p-1, j = r;<text:s/></text:p>
      <text:p text:style-name="P62"><text:s text:c="4"/>itemType v = a[r];</text:p>
      <text:p text:style-name="P63"/>
      <text:p text:style-name="P64"><text:s text:c="4"/>for (;;) {<text:s/></text:p>
      <text:p text:style-name="P65"><text:s text:c="8"/>while (less(a[++i], v)) ;</text:p>
      <text:p text:style-name="P66"><text:s text:c="8"/>while (less(v, a[--j]))<text:s/></text:p>
      <text:p text:style-name="P67"><text:s text:c="12"/>if (/*X*/ j == p) break;</text:p>
      <text:p text:style-name="P68"><text:s text:c="8"/>if (i &gt;= j) break;</text:p>
      <text:p text:style-name="P69"><text:s text:c="8"/>exch(a[i], a[j]);</text:p>
      <text:p text:style-name="P70"><text:s text:c="4"/>}</text:p>
      <text:p text:style-name="P71"><text:s text:c="4"/>exch(a[i], a[r]);</text:p>
      <text:p text:style-name="P72">// A função rearranja o vetor a[p..r], com p &lt;= r+1,</text:p>
      <text:p text:style-name="P73">// de modo que ele fique em ordem crescente.</text:p>
      <text:p text:style-name="P74">//</text:p>
      <text:p text:style-name="P75">void quicksort(itemType a[], int p, int r) {</text:p>
      <text:p text:style-name="P76"><text:s text:c="4"/>int i;</text:p>
      <text:p text:style-name="P77"><text:s text:c="4"/>if (p &lt; r) {</text:p>
      <text:soft-page-break/>
      <text:p text:style-name="P78"><text:s text:c="7"/>i = partition(a, p, r);</text:p>
      <text:p text:style-name="P79"><text:s text:c="7"/>quicksort(a, p, i-1);</text:p>
      <text:p text:style-name="P80"><text:s text:c="7"/>quicksort(a, i+1, r);</text:p>
      <text:p text:style-name="P81"><text:s text:c="4"/>}</text:p>
      <text:p text:style-name="P82"><text:span text:style-name="T83">}</text:span></text:p>
      <text:p text:style-name="P84"><text:s text:c="4"/>return i;</text:p>
      <text:p text:style-name="P85">}</text:p>
      <text:p text:style-name="P86"><text:span text:style-name="T87">[Sedg p.315, primeiro parag.]   A função</text:span><text:span text:style-name="T88"> quicksort </text:span><text:span text:style-name="T89">pode ser reescrita de modo que ela chame a si mesma uma só vez, e não duas vezes como acima:</text:span></text:p>
      <text:p text:style-name="P90">void quicksort (int a[], int p, int r) {</text:p>
      <text:p text:style-name="P91"><text:s text:c="5"/>while (p &lt; r) {</text:p>
      <text:p text:style-name="P92"><text:s text:c="8"/>int i;</text:p>
      <text:p text:style-name="P93"><text:s text:c="8"/>i = partition(a, p, r);</text:p>
      <text:p text:style-name="P94"><text:s text:c="8"/>quicksort(a, p, i-1);</text:p>
      <text:p text:style-name="P95"><text:s text:c="8"/>p = i+1;</text:p>
      <text:p text:style-name="P96"><text:s text:c="5"/>}<text:s/></text:p>
      <text:p text:style-name="P97">}</text:p>
      <text:p text:style-name="P98"/>
      <text:p text:style-name="P99"/>
      <text:p text:style-name="P100"><text:span text:style-name="T101">Discuta e critique a seguinte versão do algoritmo da partição:</text:span></text:p>
      <text:p text:style-name="P102"><text:s text:c="4"/>int particione (int a[], int p, int r) {</text:p>
      <text:p text:style-name="P103"><text:s text:c="7"/>int b[1000], v = a[r], i = p, j = r, k;</text:p>
      <text:p text:style-name="P104"><text:s text:c="7"/>for (k = p; k &lt; r; ++k)<text:s/></text:p>
      <text:p text:style-name="P105"><text:s text:c="10"/>if (a[k] &lt;= v) b[i++] = a[k];</text:p>
      <text:p text:style-name="P106"><text:s text:c="10"/>else b[j--] = a[k];</text:p>
      <text:p text:style-name="P107"><text:s text:c="7"/>/* agora i == j */</text:p>
      <text:p text:style-name="P108"><text:s text:c="7"/>b[i] = v;</text:p>
      <text:p text:style-name="P109"><text:s text:c="7"/>for (k = p; k &lt;= r; ++k) a[k] = b[k];</text:p>
      <text:p text:style-name="P110"><text:s text:c="7"/>return i;</text:p>
      <text:p text:style-name="P111"><text:s text:c="4"/>}</text:p>
      <text:p text:style-name="P112"/>
      <text:p text:style-name="P113"><text:span text:style-name="T114">[Gries]  Discuta e critique a seguinte versão do algoritmo da partição:</text:span></text:p>
      <text:p text:style-name="P115"><text:s text:c="4"/>typedef enum {FALSE, TRUE} bool;</text:p>
      <text:p text:style-name="P116"/>
      <text:p text:style-name="P117"><text:s text:c="4"/>int particione (int a[], int p, int r) {</text:p>
      <text:p text:style-name="P118"><text:s text:c="7"/>int v = a[r], i = p, j = r-1;</text:p>
      <text:p text:style-name="P119"><text:s text:c="7"/>while (TRUE) {</text:p>
      <text:p text:style-name="P120"><text:s text:c="10"/>while (a[i] &lt; v) ++i;</text:p>
      <text:p text:style-name="P121"><text:s text:c="10"/>while (j &gt;= p &amp;&amp; <text:s/>v &lt;= a[j]) --j;</text:p>
      <text:p text:style-name="P122"><text:s text:c="10"/>if (i &gt;= j) break;</text:p>
      <text:p text:style-name="P123"><text:s text:c="10"/>troca(a[i], a[j]);</text:p>
      <text:p text:style-name="P124"><text:s text:c="10"/>++i; --j;<text:s/></text:p>
      <text:p text:style-name="P125"><text:s text:c="7"/>}</text:p>
      <text:soft-page-break/>
      <text:p text:style-name="P126"><text:s text:c="7"/>troca(a[j], a[r]);</text:p>
      <text:p text:style-name="P127"><text:s text:c="7"/>return j;</text:p>
      <text:p text:style-name="P128"><text:s text:c="4"/>}</text:p>
      <text:p text:style-name="P129"/>
      <text:p text:style-name="P130"><text:span text:style-name="T131">[One-sided partition]  Discuta e critique a seguinte versão do algoritmo da partição:</text:span></text:p>
      <text:p text:style-name="P132"><text:s text:c="4"/>int particione (int a[], int p, int r) {</text:p>
      <text:p text:style-name="P133"><text:s text:c="7"/>int v = a[r], i = p, j = r-1;</text:p>
      <text:p text:style-name="P134"><text:s text:c="7"/>while (i &lt;= j) {</text:p>
      <text:p text:style-name="P135"><text:s text:c="10"/>if (a[i] &lt; v) ++i;</text:p>
      <text:p text:style-name="P136"><text:s text:c="10"/>else {</text:p>
      <text:p text:style-name="P137"><text:s text:c="13"/>troca(a[i], a[j]);</text:p>
      <text:p text:style-name="P138"><text:s text:c="13"/>--j;</text:p>
      <text:p text:style-name="P139"><text:s text:c="10"/>}</text:p>
      <text:p text:style-name="P140"><text:s text:c="7"/>}</text:p>
      <text:p text:style-name="P141"><text:s text:c="7"/>troca(a[j], a[r]);</text:p>
      <text:p text:style-name="P142"><text:s text:c="7"/>return j;</text:p>
      <text:p text:style-name="P143"><text:s text:c="4"/>}</text:p>
      <text:p text:style-name="P144"/>
      <text:p text:style-name="P145"/>
      <text:p text:style-name="P146"><text:span text:style-name="T147">Lomuto partition scheme</text:span><text:span text:style-name="T148">[</text:span><text:a office:title="Edit section: Lomuto partition scheme" xlink:href="https://en.wikipedia.org/w/index.php?title=Quicksort&amp;action=edit&amp;section=3" office:target-frame-name="_top" xlink:show="replace"><text:span text:style-name="T149">edit</text:span></text:a><text:span text:style-name="T150">]</text:span></text:p>
      <text:p text:style-name="P151"><text:span text:style-name="T152">This scheme is attributed to Nico Lomuto and popularized by Bentley in his book Programming Pearls</text:span><text:a xlink:href="https://en.wikipedia.org/wiki/Quicksort#cite_note-:3-13" office:target-frame-name="_top" xlink:show="replace"><text:span text:style-name="T153">[13]</text:span></text:a><text:span text:style-name="T154"> </text:span><text:span text:style-name="T155">and Cormen</text:span><text:span text:style-name="T156"> </text:span><text:span text:style-name="T157">et al.</text:span><text:span text:style-name="T158"> </text:span><text:span text:style-name="T159">in their book</text:span><text:span text:style-name="T160"> </text:span><text:a office:title="Introduction to Algorithms" xlink:href="https://en.wikipedia.org/wiki/Introduction_to_Algorithms" office:target-frame-name="_top" xlink:show="replace"><text:span text:style-name="T161">Introduction to Algorithms</text:span></text:a><text:span text:style-name="T162">.</text:span><text:a xlink:href="https://en.wikipedia.org/wiki/Quicksort#cite_note-:2-14" office:target-frame-name="_top" xlink:show="replace"><text:span text:style-name="T163">[14]</text:span></text:a><text:span text:style-name="T164"><text:s/></text:span></text:p>
      <text:p text:style-name="P165"><text:span text:style-name="T166">algorithm</text:span><text:span text:style-name="T167"><text:s/>quicksort(A, lo, hi)<text:s/></text:span><text:span text:style-name="T168">is</text:span></text:p>
      <text:p text:style-name="P169"><text:span text:style-name="T170"><text:s text:c="4"/></text:span><text:span text:style-name="T171">if</text:span><text:span text:style-name="T172"><text:s/>lo &lt; hi<text:s/></text:span><text:span text:style-name="T173">then</text:span></text:p>
      <text:p text:style-name="P174"><text:s text:c="8"/>p := partition(A, lo, hi)</text:p>
      <text:p text:style-name="P175"><text:s text:c="8"/>quicksort(A, lo, p – 1)</text:p>
      <text:p text:style-name="P176"><text:s text:c="8"/>quicksort(A, p + 1, hi)</text:p>
      <text:p text:style-name="P177"/>
      <text:p text:style-name="P178"><text:span text:style-name="T179">algorithm</text:span><text:span text:style-name="T180"><text:s/>partition(A, lo, hi)<text:s/></text:span><text:span text:style-name="T181">is</text:span></text:p>
      <text:p text:style-name="P182"><text:s text:c="4"/>pivot := A[hi]</text:p>
      <text:p text:style-name="P183"><text:span text:style-name="T184"><text:s text:c="4"/>i := lo <text:s text:c="7"/></text:span><text:span text:style-name="T185">// place for swapping</text:span></text:p>
      <text:p text:style-name="P186"><text:span text:style-name="T187"><text:s text:c="4"/></text:span><text:span text:style-name="T188">for</text:span><text:span text:style-name="T189"><text:s/>j := lo<text:s/></text:span><text:span text:style-name="T190">to</text:span><text:span text:style-name="T191"><text:s/>hi – 1<text:s/></text:span><text:span text:style-name="T192">do</text:span></text:p>
      <text:p text:style-name="P193"><text:span text:style-name="T194"><text:s text:c="8"/></text:span><text:span text:style-name="T195">if</text:span><text:span text:style-name="T196"><text:s/>A[j] ≤ pivot<text:s/></text:span><text:span text:style-name="T197">then</text:span></text:p>
      <text:p text:style-name="P198"><text:s text:c="12"/>swap A[i] with A[j]</text:p>
      <text:p text:style-name="P199"><text:s text:c="12"/>i := i + 1</text:p>
      <text:p text:style-name="P200"><text:s text:c="4"/>swap A[i] with A[hi]</text:p>
      <text:p text:style-name="P201"><text:span text:style-name="T202"><text:s text:c="4"/></text:span><text:span text:style-name="T203">return</text:span><text:span text:style-name="T204"><text:s/>i</text:span></text:p>
      <text:p text:style-name="P205"/>
      <text:h text:style-name="P206" text:outline-level="3"><text:span text:style-name="T207">Hoare partition scheme</text:span><text:span text:style-name="T208">[</text:span><text:a office:title="Edit section: Hoare partition scheme" xlink:href="https://en.wikipedia.org/w/index.php?title=Quicksort&amp;action=edit&amp;section=4" office:target-frame-name="_top" xlink:show="replace"><text:span text:style-name="T209">edit</text:span></text:a><text:span text:style-name="T210">]</text:span></text:h>
      <text:soft-page-break/>
      <text:p text:style-name="P211"><text:span text:style-name="T212">The original partition scheme described by C.A.R. Hoare uses two indices that start at the ends of the array being partitioned, then move toward each other, until they detect an inversion: a pair of elements, one greater than the pivot, one smaller, that are in the wrong order relative to each other.</text:span></text:p>
      <text:p text:style-name="P213"><text:span text:style-name="T214">algorithm</text:span><text:span text:style-name="T215"><text:s/>quicksort(A, lo, hi)<text:s/></text:span><text:span text:style-name="T216">is</text:span></text:p>
      <text:p text:style-name="P217"><text:span text:style-name="T218"><text:s text:c="4"/></text:span><text:span text:style-name="T219">if</text:span><text:span text:style-name="T220"><text:s/>lo &lt; hi<text:s/></text:span><text:span text:style-name="T221">then</text:span></text:p>
      <text:p text:style-name="P222"><text:s text:c="8"/>p := partition(A, lo, hi)</text:p>
      <text:p text:style-name="P223"><text:s text:c="8"/>quicksort(A, lo, p)</text:p>
      <text:p text:style-name="P224"><text:s text:c="8"/>quicksort(A, p + 1, hi)</text:p>
      <text:p text:style-name="P225"/>
      <text:p text:style-name="P226"><text:span text:style-name="T227">algorithm</text:span><text:span text:style-name="T228"><text:s/>partition(A, lo, hi)<text:s/></text:span><text:span text:style-name="T229">is</text:span></text:p>
      <text:p text:style-name="P230"><text:s text:c="4"/>pivot := A[lo]</text:p>
      <text:p text:style-name="P231"><text:s text:c="4"/>i := lo – 1</text:p>
      <text:p text:style-name="P232"><text:s text:c="4"/>j := hi + 1</text:p>
      <text:p text:style-name="P233"><text:span text:style-name="T234"><text:s text:c="4"/></text:span><text:span text:style-name="T235">loop forever</text:span></text:p>
      <text:p text:style-name="P236"><text:span text:style-name="T237"><text:s text:c="8"/></text:span><text:span text:style-name="T238">do</text:span></text:p>
      <text:p text:style-name="P239"><text:s text:c="12"/>i := i + 1</text:p>
      <text:p text:style-name="P240"><text:span text:style-name="T241"><text:s text:c="8"/></text:span><text:span text:style-name="T242">while</text:span><text:span text:style-name="T243"><text:s/>A[i] &lt; pivot</text:span></text:p>
      <text:p text:style-name="P244"><text:span text:style-name="T245"><text:s text:c="8"/></text:span><text:span text:style-name="T246">do</text:span></text:p>
      <text:p text:style-name="P247"><text:s text:c="12"/>j := j – 1</text:p>
      <text:p text:style-name="P248"><text:span text:style-name="T249"><text:s text:c="8"/></text:span><text:span text:style-name="T250">while</text:span><text:span text:style-name="T251"><text:s/>A[j] &gt; pivot</text:span></text:p>
      <text:p text:style-name="P252"><text:span text:style-name="T253"><text:s text:c="8"/></text:span><text:span text:style-name="T254">if</text:span><text:span text:style-name="T255"><text:s/>i &gt;= j<text:s/></text:span><text:span text:style-name="T256">then</text:span></text:p>
      <text:p text:style-name="P257"><text:span text:style-name="T258"><text:s text:c="12"/></text:span><text:span text:style-name="T259">return</text:span><text:span text:style-name="T260"><text:s/>j</text:span></text:p>
      <text:p text:style-name="P261"><text:s text:c="8"/>swap A[i] with A[j]</text:p>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pt" style:country-asian="BR" fo:hyphenate="true"/>
    </style:style>
    <style:style style:name="Normal" style:display-name="Normal" style:family="paragraph">
      <style:text-properties fo:hyphenate="false"/>
    </style:style>
    <style:style style:name="Fonteparág.padrão" style:display-name="Fonte parág. padrão"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BR" fo:hyphenate="true"/>
    </style:style>
    <style:style style:name="apple-converted-space" style:display-name="apple-converted-space" style:family="text" style:parent-style-name="Fonteparág.padrão"/>
    <style:style style:name="Pré-formataçãoHTML" style:display-name="Pré-formatação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t" style:country-asian="BR"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language-asian="pt" style:country-asian="BR"/>
    </style:style>
    <style:style style:name="Ênfase" style:display-name="Ênfase" style:family="text" style:parent-style-name="Fonteparág.padrão">
      <style:text-properties fo:font-style="italic" style:font-style-asian="italic" style:font-style-complex="italic"/>
    </style:style>
    <style:style style:name="MáquinadeescreverHTML" style:display-name="Máquina de escrever HTML" style:family="text" style:parent-style-name="Fonteparág.padrão">
      <style:text-properties style:font-name="Courier New" style:font-name-asian="Times New Roman" style:font-name-complex="Courier New" fo:font-size="10pt" style:font-size-asian="10pt" style:font-size-complex="10pt"/>
    </style:style>
    <style:style style:name="Título3Char" style:display-name="Título 3 Char" style:family="text" style:parent-style-name="Fonteparág.padrão">
      <style:text-properties style:font-name="Times New Roman" style:font-name-asian="Times New Roman" fo:font-weight="bold" style:font-weight-asian="bold" style:font-weight-complex="bold" fo:font-size="13.5pt" style:font-size-asian="13.5pt" style:font-size-complex="13.5pt" style:language-asian="pt" style:country-asian="BR"/>
    </style:style>
    <style:style style:name="mw-headline" style:display-name="mw-headline" style:family="text" style:parent-style-name="Fonteparág.padrão"/>
    <style:style style:name="mw-editsection" style:display-name="mw-editsection" style:family="text" style:parent-style-name="Fonteparág.padrão"/>
    <style:style style:name="mw-editsection-bracket" style:display-name="mw-editsection-bracket"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exhtml" style:display-name="texhtml"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nderjekson@hotmail.com</meta:initial-creator>
    <dc:creator>wenderjekson@hotmail.com</dc:creator>
    <meta:creation-date>2016-06-06T19:16:00Z</meta:creation-date>
    <dc:date>2016-06-08T18:41:00Z</dc:date>
    <meta:template xlink:href="Normal" xlink:type="simple"/>
    <meta:editing-cycles>5</meta:editing-cycles>
    <meta:editing-duration>PT8460S</meta:editing-duration>
    <meta:document-statistic meta:page-count="5" meta:paragraph-count="10" meta:word-count="804" meta:character-count="5139" meta:row-count="36" meta:non-whitespace-character-count="4345"/>
  </office:meta>
</office:document-meta>
</file>